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text-properties officeooo:rsid="000b85ec" officeooo:paragraph-rsid="000b85ec"/>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language="lt" fo:country="LT" officeooo:rsid="000b85ec" officeooo:paragraph-rsid="000b85ec"/>
    </style:style>
    <style:style style:name="P4" style:family="paragraph" style:parent-style-name="Text_20_body">
      <style:paragraph-properties fo:text-align="end" style:justify-single-word="false"/>
      <style:text-properties fo:language="lt" fo:country="LT" officeooo:rsid="000b85ec" officeooo:paragraph-rsid="000b85ec"/>
    </style:style>
    <style:style style:name="P5" style:family="paragraph" style:parent-style-name="Title">
      <style:text-properties officeooo:rsid="000b85ec" officeooo:paragraph-rsid="000b85ec"/>
    </style:style>
    <style:style style:name="P6" style:family="paragraph" style:parent-style-name="Subtitle">
      <style:text-properties fo:language="lt" fo:country="LT" officeooo:rsid="000b85ec" officeooo:paragraph-rsid="000b85ec"/>
    </style:style>
    <style:style style:name="P7" style:family="paragraph" style:parent-style-name="Paragraph">
      <style:text-properties fo:language="lt" fo:country="LT" officeooo:rsid="000b85ec" officeooo:paragraph-rsid="000b85ec"/>
    </style:style>
    <style:style style:name="P8" style:family="paragraph" style:parent-style-name="Paragraph">
      <style:text-properties fo:language="lt" fo:country="LT" officeooo:rsid="000baeaf" officeooo:paragraph-rsid="000baeaf"/>
    </style:style>
    <style:style style:name="P9" style:family="paragraph" style:parent-style-name="Paragraph">
      <style:text-properties fo:language="lt" fo:country="LT" officeooo:rsid="000d1261" officeooo:paragraph-rsid="000d1261"/>
    </style:style>
    <style:style style:name="P10" style:family="paragraph" style:parent-style-name="Paragraph">
      <style:text-properties fo:language="lt" fo:country="LT" officeooo:rsid="000e7140" officeooo:paragraph-rsid="000e7140"/>
    </style:style>
    <style:style style:name="P11" style:family="paragraph" style:parent-style-name="Paragraph">
      <style:text-properties fo:language="lt" fo:country="LT" officeooo:rsid="000e7140" officeooo:paragraph-rsid="000eea41"/>
    </style:style>
    <style:style style:name="P12" style:family="paragraph" style:parent-style-name="Paragraph">
      <style:text-properties fo:language="lt" fo:country="LT" officeooo:rsid="000eea41" officeooo:paragraph-rsid="000eea41"/>
    </style:style>
    <style:style style:name="P13" style:family="paragraph" style:parent-style-name="Paragraph">
      <style:text-properties fo:language="lt" fo:country="LT" officeooo:rsid="001000a8" officeooo:paragraph-rsid="001000a8"/>
    </style:style>
    <style:style style:name="P14" style:family="paragraph" style:parent-style-name="Paragraph">
      <style:text-properties fo:language="lt" fo:country="LT" officeooo:rsid="001cb09e" officeooo:paragraph-rsid="001cb09e"/>
    </style:style>
    <style:style style:name="P15" style:family="paragraph" style:parent-style-name="Paragraph">
      <style:text-properties fo:language="lt" fo:country="LT" officeooo:rsid="001dc97e" officeooo:paragraph-rsid="001dc97e"/>
    </style:style>
    <style:style style:name="P16" style:family="paragraph" style:parent-style-name="Paragraph">
      <style:text-properties officeooo:rsid="000d1261" officeooo:paragraph-rsid="000d1261"/>
    </style:style>
    <style:style style:name="P17" style:family="paragraph" style:parent-style-name="Paragraph">
      <style:text-properties officeooo:paragraph-rsid="000d41d8"/>
    </style:style>
    <style:style style:name="P18" style:family="paragraph" style:parent-style-name="Paragraph">
      <style:text-properties officeooo:rsid="001000a8" officeooo:paragraph-rsid="001000a8"/>
    </style:style>
    <style:style style:name="P19" style:family="paragraph" style:parent-style-name="Paragraph">
      <style:text-properties fo:language="en" fo:country="US" officeooo:rsid="000e7140" officeooo:paragraph-rsid="000eea41"/>
    </style:style>
    <style:style style:name="P20" style:family="paragraph" style:parent-style-name="Paragraph">
      <style:text-properties officeooo:rsid="0019b055" officeooo:paragraph-rsid="0019b055"/>
    </style:style>
    <style:style style:name="P21" style:family="paragraph" style:parent-style-name="Paragraph">
      <style:text-properties officeooo:rsid="001b1d03" officeooo:paragraph-rsid="001b1d03"/>
    </style:style>
    <style:style style:name="P22" style:family="paragraph" style:parent-style-name="Paragraph">
      <style:text-properties officeooo:rsid="001b8d72" officeooo:paragraph-rsid="001b8d72"/>
    </style:style>
    <style:style style:name="P23" style:family="paragraph" style:parent-style-name="Standard" style:list-style-name="L1">
      <style:text-properties fo:language="lt" fo:country="LT" officeooo:rsid="000d1261" officeooo:paragraph-rsid="001b1d03"/>
    </style:style>
    <style:style style:name="P24" style:family="paragraph" style:parent-style-name="Heading_20_1">
      <style:text-properties fo:language="lt" fo:country="LT" officeooo:rsid="000b85ec" officeooo:paragraph-rsid="000b85ec"/>
    </style:style>
    <style:style style:name="P25" style:family="paragraph" style:parent-style-name="Heading_20_1">
      <style:text-properties fo:language="lt" fo:country="LT" officeooo:rsid="002ce96f" officeooo:paragraph-rsid="002ce96f"/>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language="lt" fo:country="LT" officeooo:rsid="001b1d03" officeooo:paragraph-rsid="001b1d03"/>
    </style:style>
    <style:style style:name="P28" style:family="paragraph" style:parent-style-name="Heading_20_1">
      <style:paragraph-properties fo:break-before="page"/>
      <style:text-properties fo:language="lt" fo:country="LT" officeooo:rsid="002c8ade" officeooo:paragraph-rsid="002c8ade"/>
    </style:style>
    <style:style style:name="P29" style:family="paragraph" style:parent-style-name="Heading_20_1">
      <style:paragraph-properties fo:break-before="page"/>
      <style:text-properties officeooo:rsid="0019b055" officeooo:paragraph-rsid="0019b055"/>
    </style:style>
    <style:style style:name="P30" style:family="paragraph" style:parent-style-name="Heading_20_1">
      <style:paragraph-properties fo:break-before="page"/>
      <style:text-properties officeooo:rsid="00337ac0" officeooo:paragraph-rsid="00337ac0"/>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Heading_20_2">
      <style:text-properties fo:language="lt" fo:country="LT" officeooo:rsid="000b85ec" officeooo:paragraph-rsid="000b85ec"/>
    </style:style>
    <style:style style:name="P33" style:family="paragraph" style:parent-style-name="Heading_20_2">
      <style:text-properties fo:language="lt" fo:country="LT" officeooo:rsid="000baeaf" officeooo:paragraph-rsid="000baeaf"/>
    </style:style>
    <style:style style:name="P34" style:family="paragraph" style:parent-style-name="Heading_20_2">
      <style:text-properties fo:language="lt" fo:country="LT" officeooo:rsid="000d1261" officeooo:paragraph-rsid="000d1261"/>
    </style:style>
    <style:style style:name="P35" style:family="paragraph" style:parent-style-name="Heading_20_2">
      <style:text-properties fo:language="lt" fo:country="LT" officeooo:rsid="001000a8" officeooo:paragraph-rsid="001000a8"/>
    </style:style>
    <style:style style:name="P36" style:family="paragraph" style:parent-style-name="Heading_20_2">
      <style:text-properties fo:language="lt" fo:country="LT" officeooo:rsid="001b1d03" officeooo:paragraph-rsid="001b1d03"/>
    </style:style>
    <style:style style:name="P37" style:family="paragraph" style:parent-style-name="Heading_20_2">
      <style:text-properties fo:language="lt" fo:country="LT" officeooo:rsid="001b8d72" officeooo:paragraph-rsid="001b8d72"/>
    </style:style>
    <style:style style:name="P38" style:family="paragraph" style:parent-style-name="Heading_20_2">
      <style:text-properties fo:language="lt" fo:country="LT" officeooo:rsid="002001cb" officeooo:paragraph-rsid="002001cb"/>
    </style:style>
    <style:style style:name="P39" style:family="paragraph" style:parent-style-name="Heading_20_2">
      <style:text-properties fo:language="lt" fo:country="LT" officeooo:rsid="003007fa" officeooo:paragraph-rsid="003007fa"/>
    </style:style>
    <style:style style:name="P40" style:family="paragraph" style:parent-style-name="Heading_20_2">
      <style:text-properties fo:language="lt" fo:country="LT" officeooo:rsid="00310f38" officeooo:paragraph-rsid="00310f38"/>
    </style:style>
    <style:style style:name="P41" style:family="paragraph" style:parent-style-name="Heading_20_2">
      <style:paragraph-properties fo:break-before="page"/>
      <style:text-properties fo:language="lt" fo:country="LT" officeooo:rsid="000d41d8" officeooo:paragraph-rsid="000d41d8"/>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Paragraph" style:list-style-name="L3">
      <style:text-properties fo:language="lt" fo:country="LT" officeooo:rsid="000d1261" officeooo:paragraph-rsid="000d1261"/>
    </style:style>
    <style:style style:name="P45" style:family="paragraph" style:parent-style-name="Paragraph" style:list-style-name="L1">
      <style:text-properties fo:language="lt" fo:country="LT" officeooo:rsid="001b1d03" officeooo:paragraph-rsid="001b1d03"/>
    </style:style>
    <style:style style:name="P46" style:family="paragraph" style:parent-style-name="Paragraph" style:list-style-name="L3">
      <style:text-properties fo:language="lt" fo:country="LT" officeooo:rsid="000baeaf" officeooo:paragraph-rsid="000baeaf"/>
    </style:style>
    <style:style style:name="P47" style:family="paragraph" style:parent-style-name="Paragraph" style:list-style-name="L3">
      <style:text-properties fo:language="lt" fo:country="LT" officeooo:rsid="0017e9b9" officeooo:paragraph-rsid="0017e9b9"/>
    </style:style>
    <style:style style:name="P48" style:family="paragraph" style:parent-style-name="Paragraph" style:list-style-name="L4">
      <style:text-properties fo:language="lt" fo:country="LT" officeooo:rsid="000d41d8" officeooo:paragraph-rsid="000d41d8"/>
    </style:style>
    <style:style style:name="P49" style:family="paragraph" style:parent-style-name="Paragraph" style:list-style-name="L4">
      <style:text-properties fo:language="lt" fo:country="LT" officeooo:rsid="000e7140" officeooo:paragraph-rsid="000e7140"/>
    </style:style>
    <style:style style:name="P50" style:family="paragraph" style:parent-style-name="Paragraph" style:list-style-name="L5">
      <style:text-properties fo:language="lt" fo:country="LT" officeooo:rsid="0027349d" officeooo:paragraph-rsid="0027349d"/>
    </style:style>
    <style:style style:name="P51" style:family="paragraph" style:parent-style-name="Paragraph" style:list-style-name="L6">
      <style:text-properties fo:language="lt" fo:country="LT" officeooo:rsid="001cb09e" officeooo:paragraph-rsid="001cb09e"/>
    </style:style>
    <style:style style:name="P52" style:family="paragraph" style:parent-style-name="Paragraph" style:list-style-name="L7">
      <style:text-properties fo:language="lt" fo:country="LT" officeooo:rsid="001dc97e" officeooo:paragraph-rsid="001dc97e"/>
    </style:style>
    <style:style style:name="P53" style:family="paragraph" style:parent-style-name="Paragraph">
      <style:text-properties fo:language="lt" fo:country="LT" officeooo:rsid="002c8ade" officeooo:paragraph-rsid="002c8ade"/>
    </style:style>
    <style:style style:name="P54" style:family="paragraph" style:parent-style-name="Paragraph" style:list-style-name="L8">
      <style:text-properties fo:language="lt" fo:country="LT" officeooo:rsid="002c8ade" officeooo:paragraph-rsid="002c8ade"/>
    </style:style>
    <style:style style:name="P55" style:family="paragraph" style:parent-style-name="Paragraph" style:list-style-name="L5">
      <style:text-properties officeooo:rsid="0019b055" officeooo:paragraph-rsid="0019b055"/>
    </style:style>
    <style:style style:name="P56" style:family="paragraph" style:parent-style-name="Paragraph">
      <style:text-properties officeooo:rsid="002001cb" officeooo:paragraph-rsid="002001cb"/>
    </style:style>
    <style:style style:name="P57" style:family="paragraph" style:parent-style-name="Paragraph">
      <style:text-properties officeooo:rsid="002ce96f" officeooo:paragraph-rsid="002ce96f"/>
    </style:style>
    <style:style style:name="P58" style:family="paragraph" style:parent-style-name="Paragraph">
      <style:text-properties officeooo:rsid="002d8f7b" officeooo:paragraph-rsid="002d8f7b"/>
    </style:style>
    <style:style style:name="P59" style:family="paragraph" style:parent-style-name="Paragraph" style:list-style-name="L10">
      <style:text-properties officeooo:paragraph-rsid="002d8f7b"/>
    </style:style>
    <style:style style:name="P60" style:family="paragraph" style:parent-style-name="Paragraph" style:list-style-name="L10">
      <style:text-properties officeooo:rsid="002ea5a3" officeooo:paragraph-rsid="002ea5a3"/>
    </style:style>
    <style:style style:name="P61" style:family="paragraph" style:parent-style-name="Paragraph">
      <style:text-properties officeooo:rsid="002ea5a3" officeooo:paragraph-rsid="002ea5a3"/>
    </style:style>
    <style:style style:name="P62" style:family="paragraph" style:parent-style-name="Paragraph">
      <style:text-properties officeooo:rsid="003007fa" officeooo:paragraph-rsid="003007fa"/>
    </style:style>
    <style:style style:name="P63" style:family="paragraph" style:parent-style-name="Paragraph" style:list-style-name="L11">
      <style:text-properties officeooo:rsid="003007fa" officeooo:paragraph-rsid="003007fa"/>
    </style:style>
    <style:style style:name="P64" style:family="paragraph" style:parent-style-name="Paragraph">
      <style:text-properties officeooo:rsid="003007fa" officeooo:paragraph-rsid="00310f38"/>
    </style:style>
    <style:style style:name="P65" style:family="paragraph" style:parent-style-name="Paragraph">
      <style:text-properties officeooo:paragraph-rsid="002ce96f"/>
    </style:style>
    <style:style style:name="P66" style:family="paragraph" style:parent-style-name="Paragraph">
      <style:text-properties officeooo:rsid="00310f38" officeooo:paragraph-rsid="00310f38"/>
    </style:style>
    <style:style style:name="P67" style:family="paragraph" style:parent-style-name="Paragraph">
      <style:text-properties officeooo:rsid="00337ac0" officeooo:paragraph-rsid="00337ac0"/>
    </style:style>
    <style:style style:name="P68" style:family="paragraph" style:parent-style-name="Paragraph" style:list-style-name="L2">
      <style:paragraph-properties fo:margin-left="2.501cm" fo:margin-right="0cm" fo:text-indent="-0.635cm" style:auto-text-indent="false"/>
      <style:text-properties fo:language="lt" fo:country="LT" officeooo:rsid="000baeaf" officeooo:paragraph-rsid="000baeaf"/>
    </style:style>
    <style:style style:name="P69" style:family="paragraph" style:parent-style-name="Paragraph" style:list-style-name="L2">
      <style:paragraph-properties fo:margin-left="2.501cm" fo:margin-right="0cm" fo:text-indent="-0.635cm" style:auto-text-indent="false"/>
      <style:text-properties fo:language="lt" fo:country="LT" officeooo:rsid="0025ef52" officeooo:paragraph-rsid="0025ef52"/>
    </style:style>
    <style:style style:name="P70" style:family="paragraph" style:parent-style-name="Paragraph">
      <style:paragraph-properties fo:margin-left="0cm" fo:margin-right="0cm" fo:text-indent="0cm" style:auto-text-indent="false"/>
      <style:text-properties officeooo:rsid="00310f38" officeooo:paragraph-rsid="00310f38"/>
    </style:style>
    <style:style style:name="T1" style:family="text">
      <style:text-properties fo:language="lt" fo:country="LT"/>
    </style:style>
    <style:style style:name="T2" style:family="text">
      <style:text-properties fo:language="lt" fo:country="LT" officeooo:rsid="000d41d8"/>
    </style:style>
    <style:style style:name="T3" style:family="text">
      <style:text-properties fo:language="lt" fo:country="LT" fo:font-style="italic" style:font-style-asian="italic" style:font-style-complex="italic"/>
    </style:style>
    <style:style style:name="T4" style:family="text">
      <style:text-properties fo:language="lt" fo:country="LT" fo:font-style="normal" style:font-style-asian="normal" style:font-style-complex="normal"/>
    </style:style>
    <style:style style:name="T5" style:family="text">
      <style:text-properties fo:language="lt" fo:country="LT" fo:font-style="normal" officeooo:rsid="002ce96f" style:font-style-asian="normal" style:font-style-complex="normal"/>
    </style:style>
    <style:style style:name="T6" style:family="text">
      <style:text-properties fo:language="lt" fo:country="LT" fo:font-style="normal" officeooo:rsid="003007fa" style:font-style-asian="normal" style:font-style-complex="normal"/>
    </style:style>
    <style:style style:name="T7" style:family="text">
      <style:text-properties fo:language="lt" fo:country="LT" fo:font-weight="bold" style:font-weight-asian="bold" style:font-weight-complex="bold"/>
    </style:style>
    <style:style style:name="T8" style:family="text">
      <style:text-properties fo:language="lt" fo:country="LT" officeooo:rsid="0017e9b9"/>
    </style:style>
    <style:style style:name="T9" style:family="text">
      <style:text-properties fo:language="lt" fo:country="LT" officeooo:rsid="002001cb"/>
    </style:style>
    <style:style style:name="T10" style:family="text">
      <style:text-properties fo:language="lt" fo:country="LT" officeooo:rsid="002ea5a3"/>
    </style:style>
    <style:style style:name="T11" style:family="text">
      <style:text-properties fo:language="lt" fo:country="LT" officeooo:rsid="00310f38"/>
    </style:style>
    <style:style style:name="T12" style:family="text">
      <style:text-properties officeooo:rsid="000baeaf"/>
    </style:style>
    <style:style style:name="T13" style:family="text">
      <style:text-properties fo:language="en" fo:country="US"/>
    </style:style>
    <style:style style:name="T14" style:family="text">
      <style:text-properties fo:language="en" fo:country="US" officeooo:rsid="000e7140"/>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1dc97e"/>
    </style:style>
    <style:style style:name="T17" style:family="text">
      <style:text-properties fo:language="en" fo:country="US" officeooo:rsid="001fb7f5"/>
    </style:style>
    <style:style style:name="T18" style:family="text">
      <style:text-properties fo:language="en" fo:country="US" officeooo:rsid="002a6a11"/>
    </style:style>
    <style:style style:name="T19" style:family="text">
      <style:text-properties fo:language="en" fo:country="US" officeooo:rsid="002ea5a3"/>
    </style:style>
    <style:style style:name="T20" style:family="text">
      <style:text-properties fo:language="en" fo:country="US" fo:font-style="normal" style:font-style-asian="normal" style:font-style-complex="normal"/>
    </style:style>
    <style:style style:name="T21" style:family="text">
      <style:text-properties officeooo:rsid="000d1261"/>
    </style:style>
    <style:style style:name="T22" style:family="text">
      <style:text-properties officeooo:rsid="000d41d8"/>
    </style:style>
    <style:style style:name="T23" style:family="text">
      <style:text-properties officeooo:rsid="000eea41"/>
    </style:style>
    <style:style style:name="T24" style:family="text">
      <style:text-properties fo:font-style="normal" style:font-style-asian="normal" style:font-style-complex="normal"/>
    </style:style>
    <style:style style:name="T25" style:family="text">
      <style:text-properties fo:font-style="normal" officeooo:rsid="0014a032" style:font-style-asian="normal" style:font-style-complex="normal"/>
    </style:style>
    <style:style style:name="T26" style:family="text">
      <style:text-properties fo:font-style="normal" officeooo:rsid="0032b76f" style:font-style-asian="normal" style:font-style-complex="normal"/>
    </style:style>
    <style:style style:name="T27" style:family="text">
      <style:text-properties officeooo:rsid="0017e9b9"/>
    </style:style>
    <style:style style:name="T28" style:family="text">
      <style:text-properties officeooo:rsid="0019b055"/>
    </style:style>
    <style:style style:name="T29" style:family="text">
      <style:text-properties officeooo:rsid="001b1d03"/>
    </style:style>
    <style:style style:name="T30" style:family="text">
      <style:text-properties fo:font-style="italic" style:text-underline-style="none"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officeooo:rsid="0032b76f" style:font-style-asian="italic" style:font-style-complex="italic"/>
    </style:style>
    <style:style style:name="T33" style:family="text">
      <style:text-properties officeooo:rsid="0020ae02"/>
    </style:style>
    <style:style style:name="T34" style:family="text">
      <style:text-properties officeooo:rsid="0022a5e9"/>
    </style:style>
    <style:style style:name="T35" style:family="text">
      <style:text-properties style:text-position="super 58%" fo:font-style="italic" style:font-style-asian="italic" style:font-style-complex="italic"/>
    </style:style>
    <style:style style:name="T36" style:family="text">
      <style:text-properties style:text-position="super 58%" fo:language="lt" fo:country="LT" fo:font-style="italic" style:font-style-asian="italic" style:font-style-complex="italic"/>
    </style:style>
    <style:style style:name="T37" style:family="text">
      <style:text-properties officeooo:rsid="002ea5a3"/>
    </style:style>
    <style:style style:name="T38" style:family="text">
      <style:text-properties officeooo:rsid="003007fa"/>
    </style:style>
    <style:style style:name="T39" style:family="text">
      <style:text-properties officeooo:rsid="00310f38"/>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96cm" fo:text-indent="-0.635cm" fo:margin-left="0.59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1cm" fo:text-indent="-0.635cm" fo:margin-left="1.23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866cm" fo:text-indent="-0.635cm" fo:margin-left="1.8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6">VILNIAUS UNIVERSITETAS</text:p>
      <text:p text:style-name="P3">INFORMATIKOS KATEDRA</text:p>
      <text:p text:style-name="P3"/>
      <text:p text:style-name="P5"/>
      <text:p text:style-name="P5"/>
      <text:p text:style-name="P5">Ilgiausias kelias</text:p>
      <text:p text:style-name="Subtitle">Longest path</text:p>
      <text:p text:style-name="Text_20_body"/>
      <text:p text:style-name="P2"/>
      <text:p text:style-name="P3">Uždavinio sprendimai naudojant euristikas</text:p>
      <text:p text:style-name="Text_20_body"/>
      <text:p text:style-name="P1"/>
      <text:p text:style-name="P1">Laimonas Beniu<text:span text:style-name="T1">šis</text:span></text:p>
      <text:p text:style-name="P1"><text:span text:style-name="T1">Magistr</text:span><text:span text:style-name="T8">o</text:span><text:span text:style-name="T1"> 1 k. Informatika 1</text:span></text:p>
      <text:p text:style-name="P4"/>
      <text:p text:style-name="P4"/>
      <text:p text:style-name="P4"/>
      <text:p text:style-name="P4"/>
      <text:p text:style-name="P4"/>
      <text:p text:style-name="P4"/>
      <text:p text:style-name="P4"/>
      <text:p text:style-name="P4"/>
      <text:p text:style-name="P4"/>
      <text:p text:style-name="P3">2018</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urinys</text:p>
          </text:index-title>
          <text:p text:style-name="P43"><text:a xlink:type="simple" xlink:href="#__RefHeading___Toc380_522944055" text:style-name="Index_20_Link" text:visited-style-name="Index_20_Link">1 Grafo formatas<text:tab/>3</text:a></text:p>
          <text:p text:style-name="P43"><text:a xlink:type="simple" xlink:href="#__RefHeading___Toc209_832589657" text:style-name="Index_20_Link" text:visited-style-name="Index_20_Link">2 Genetinis algoritmas<text:tab/>3</text:a></text:p>
          <text:p text:style-name="P31"><text:a xlink:type="simple" xlink:href="#__RefHeading___Toc214_832589657" text:style-name="Index_20_Link" text:visited-style-name="Index_20_Link">2.1 Genetinis kodavimas<text:tab/>3</text:a></text:p>
          <text:p text:style-name="P31"><text:a xlink:type="simple" xlink:href="#__RefHeading___Toc216_832589657" text:style-name="Index_20_Link" text:visited-style-name="Index_20_Link">2.2 Pradinė populiacija<text:tab/>3</text:a></text:p>
          <text:p text:style-name="P31"><text:a xlink:type="simple" xlink:href="#__RefHeading___Toc218_832589657" text:style-name="Index_20_Link" text:visited-style-name="Index_20_Link">2.3 Mutacijos<text:tab/>3</text:a></text:p>
          <text:p text:style-name="P31"><text:a xlink:type="simple" xlink:href="#__RefHeading___Toc220_832589657" text:style-name="Index_20_Link" text:visited-style-name="Index_20_Link">2.4 Kryžminimas<text:tab/>4</text:a></text:p>
          <text:p text:style-name="P31"><text:a xlink:type="simple" xlink:href="#__RefHeading___Toc222_832589657" text:style-name="Index_20_Link" text:visited-style-name="Index_20_Link">2.5 Panašumas<text:tab/>4</text:a></text:p>
          <text:p text:style-name="P43"><text:a xlink:type="simple" xlink:href="#__RefHeading___Toc382_522944055" text:style-name="Index_20_Link" text:visited-style-name="Index_20_Link">3 Skruzdžių kolonija (Ant Colony System)<text:tab/>5</text:a></text:p>
          <text:p text:style-name="P31"><text:a xlink:type="simple" xlink:href="#__RefHeading___Toc384_522944055" text:style-name="Index_20_Link" text:visited-style-name="Index_20_Link">3.1 Komponentai su feromonais<text:tab/>5</text:a></text:p>
          <text:p text:style-name="P31"><text:a xlink:type="simple" xlink:href="#__RefHeading___Toc386_522944055" text:style-name="Index_20_Link" text:visited-style-name="Index_20_Link">3.2 Euristika pradiniam sprendiniui<text:tab/>5</text:a></text:p>
          <text:p text:style-name="P31"><text:a xlink:type="simple" xlink:href="#__RefHeading___Toc388_522944055" text:style-name="Index_20_Link" text:visited-style-name="Index_20_Link">3.3 Feromoninis lankų pasirinkimas<text:tab/>5</text:a></text:p>
          <text:p text:style-name="P31"><text:a xlink:type="simple" xlink:href="#__RefHeading___Toc390_522944055" text:style-name="Index_20_Link" text:visited-style-name="Index_20_Link">3.4 Sprendimų formavimas<text:tab/>5</text:a></text:p>
          <text:p text:style-name="P43"><text:a xlink:type="simple" xlink:href="#__RefHeading___Toc468_3856941312" text:style-name="Index_20_Link" text:visited-style-name="Index_20_Link">4 Kaiminystės pagrindo paieška<text:tab/>6</text:a></text:p>
          <text:p text:style-name="P43"><text:a xlink:type="simple" xlink:href="#__RefHeading___Toc470_3856941312" text:style-name="Index_20_Link" text:visited-style-name="Index_20_Link">5 Simuliuotas atkaitinimas (Simulated annealing)<text:tab/>6</text:a></text:p>
          <text:p text:style-name="P43"><text:a xlink:type="simple" xlink:href="#__RefHeading___Toc472_3856941312" text:style-name="Index_20_Link" text:visited-style-name="Index_20_Link">6 Tabu paieška (Tabu search)<text:tab/>7</text:a></text:p>
          <text:p text:style-name="P31"><text:a xlink:type="simple" xlink:href="#__RefHeading___Toc474_3856941312" text:style-name="Index_20_Link" text:visited-style-name="Index_20_Link">6.1 Pagal žingsnį<text:tab/>7</text:a></text:p>
          <text:p text:style-name="P31"><text:a xlink:type="simple" xlink:href="#__RefHeading___Toc476_3856941312" text:style-name="Index_20_Link" text:visited-style-name="Index_20_Link">6.2 Pagal sprendimą<text:tab/>7</text:a></text:p>
        </text:index-body>
      </text:table-of-content>
      <text:p text:style-name="P4"/>
      <text:h text:style-name="P27" text:outline-level="1"><text:bookmark-start text:name="__RefHeading___Toc380_522944055"/>Grafo formatas<text:bookmark-end text:name="__RefHeading___Toc380_522944055"/></text:h>
      <text:list xml:id="list1624037095" text:style-name="L1">
        <text:list-item>
          <text:p text:style-name="P23"><text:span text:style-name="T29">J</text:span>ungus</text:p>
        </text:list-item>
        <text:list-item>
          <text:p text:style-name="P45">Visi lankai yra asociatyvūs. T.y. A→ B <text:s/>yra tas pats kaip B → A </text:p>
        </text:list-item>
        <text:list-item>
          <text:p text:style-name="P45">Lankai turi svorį teigiamą (daugiau negu 0) reikšmę</text:p>
        </text:list-item>
      </text:list>
      <text:h text:style-name="P24" text:outline-level="1"><text:bookmark-start text:name="__RefHeading___Toc209_832589657"/>Genetinis algoritmas<text:bookmark-end text:name="__RefHeading___Toc209_832589657"/></text:h>
      <text:p text:style-name="P7">Algoritmas simuluoja evoliucijoje gamtoje. Pagrindin<text:span text:style-name="T12">iai jo bruožai:</text:span></text:p>
      <text:list xml:id="list405363447" text:style-name="L2">
        <text:list-item>
          <text:p text:style-name="P68">Atsitiktinės mutacijos</text:p>
        </text:list-item>
        <text:list-item>
          <text:p text:style-name="P68">Kryžminimas</text:p>
        </text:list-item>
        <text:list-item>
          <text:p text:style-name="P69">Paprastai paralelizuojamas</text:p>
        </text:list-item>
      </text:list>
      <text:h text:style-name="P32" text:outline-level="2"><text:bookmark-start text:name="__RefHeading___Toc214_832589657"/>Genetinis kodavimas<text:bookmark-end text:name="__RefHeading___Toc214_832589657"/></text:h>
      <text:p text:style-name="Paragraph">Grafo viršūnės yra numeruojamos [0..N-1], kur N yra viršūnių kiekis. Agentas, dalyvaujantis evoliucijoje turi tam tikrą kelią, kuris yra<text:span text:style-name="T13"> </text:span>baigtinis ir iš unikalių viršūnių pvz.: [<text:span text:style-name="T13">3, 0, 5, 2]. </text:span>Šis kelias ir yra naudojamas agentų kodavimui.</text:p>
      <text:h text:style-name="P33" text:outline-level="2"><text:bookmark-start text:name="__RefHeading___Toc216_832589657"/>Pradinė populiacija<text:bookmark-end text:name="__RefHeading___Toc216_832589657"/></text:h>
      <text:p text:style-name="P8">Geriems rezultatams pasiekti yra svarbi pradinė agentų populiacija. B<text:span text:style-name="T21">uvo</text:span> naudotas toks kelio grafo viršūnių surinkimo algroritmas:</text:p>
      <text:list xml:id="list2642593849" text:style-name="L3">
        <text:list-item>
          <text:p text:style-name="P44">Pradėti pildyti kelią P</text:p>
        </text:list-item>
        <text:list-item>
          <text:p text:style-name="P46">Pasirinkti atsitiktinė viršūnę V</text:p>
        </text:list-item>
        <text:list-item>
          <text:p text:style-name="P44">Gauti išeinančių iš V viršūnių sąrašą <text:span text:style-name="T27">S </text:span>be tų, kurios jau yra kelyje P</text:p>
        </text:list-item>
        <text:list-item>
          <text:p text:style-name="P44">Jeigu <text:span text:style-name="T27">S</text:span> tusčias, grįžti į <text:span text:style-name="T27">P pradinę viršūnę</text:span> ir pradėti analogiškai rinkti viršūnes į kitą galą, kol <text:span text:style-name="T27">S</text:span> nėra tu<text:span text:style-name="T27">š</text:span>čias, tada ba<text:span text:style-name="T27">i</text:span>gti</text:p>
        </text:list-item>
        <text:list-item>
          <text:p text:style-name="P44">Jegu <text:span text:style-name="T27">S</text:span> nėra tu<text:span text:style-name="T27">š</text:span>čias</text:p>
          <text:list>
            <text:list-item>
              <text:p text:style-name="P46">Pasirinkti iš V išeinanč<text:span text:style-name="T21">ių viršūnių</text:span> viršūnę W <text:span text:style-name="T21">(</text:span>pagal santykinės ruletės tasyklę<text:span text:style-name="T28">)</text:span>:</text:p>
              <text:list>
                <text:list-item>
                  <text:p text:style-name="P44">Kuo didesnis išeinamasis laipsnis viršūnės W, tuo daugiau „bilietų“ ji turi.</text:p>
                </text:list-item>
                <text:list-item>
                  <text:p text:style-name="P44">Surinkti visus „bilietus“ į sąrašą ir <text:span text:style-name="T27">atsitiktinai</text:span> pasirinkti vieną iš jo.</text:p>
                </text:list-item>
                <text:list-item>
                  <text:p text:style-name="P47">Pridėti pasiriktą viršūnę W į sąrašą.</text:p>
                </text:list-item>
                <text:list-item>
                  <text:p text:style-name="P44">Pereiti į žingsnį 3.</text:p>
                </text:list-item>
              </text:list>
            </text:list-item>
          </text:list>
        </text:list-item>
      </text:list>
      <text:p text:style-name="P9"/>
      <text:p text:style-name="P9">Tokiu būdu gauta pradinė populiacija jau turi neblogus ilgiausių kelių variantus.</text:p>
      <text:p text:style-name="P9"/>
      <text:h text:style-name="P34" text:outline-level="2"><text:bookmark-start text:name="__RefHeading___Toc218_832589657"/>Mutacijos<text:bookmark-end text:name="__RefHeading___Toc218_832589657"/></text:h>
      <text:p text:style-name="P16">Genetinės mutacijos buvo atliekamos analogiškai kaip ir pradinės populiacijos sudarymas. Šiuo atveju buvo pasirenkama atsitiktinė viršūnė esmame kelyje, kuri bus naudojama kaip atkirtos taškas. Tada atsitiktinai pasirenkama kurią pusę pašalinti (kairę/dešinę). Tada nuo tos viršūnės, tokiu pat algoritmu (santykinė ruletė pagal išeinamą viršūnės laipsnį) <text:span text:style-name="T27">papildomas esamas</text:span> kelias. </text:p>
      <text:h text:style-name="P41" text:outline-level="2"><text:bookmark-start text:name="__RefHeading___Toc220_832589657"/>Kryžminimas<text:bookmark-end text:name="__RefHeading___Toc220_832589657"/></text:h>
      <text:p text:style-name="P17"><text:span text:style-name="T22">Kryžminimas yra vienas iš esminių genetiniu algoritmo savybių. </text:span><text:span text:style-name="T2">Kryžminimo algoritmas:</text:span></text:p>
      <text:list xml:id="list687014295" text:style-name="L4">
        <text:list-item>
          <text:list>
            <text:list-item>
              <text:p text:style-name="P48">Pasirinkti 2 tėvus, kurie bus naudojami kryžminmui</text:p>
            </text:list-item>
            <text:list-item>
              <text:p text:style-name="P48">Surinkti į sąrašą S visus lankus, kurie jungia abu tėvus</text:p>
            </text:list-item>
            <text:list-item>
              <text:p text:style-name="P48">Išfiltruoti analogiškus lankus (A→ B yra tas pats kas B → A)</text:p>
            </text:list-item>
            <text:list-item>
              <text:p text:style-name="P49">Išfiltruoti lankus, kurių abi viršūnės yra abiejuose tėvuose (neįmanoma sudaryti naujų kelių aplankant viršūnes tik vieną kartą)</text:p>
            </text:list-item>
            <text:list-item>
              <text:p text:style-name="P49">Jeigu lankų sąrašas nėra tuščias:</text:p>
              <text:list>
                <text:list-item>
                  <text:p text:style-name="P49">Pasirinkti atsitinktinį „tiltą“ kuris sujungia abu tėvus</text:p>
                </text:list-item>
                <text:list-item>
                  <text:p text:style-name="P49">Audaryti 4 naujus sub-kelius pagal „tilto“ viršūnes, kurios atkerta tėvų kelius</text:p>
                </text:list-item>
                <text:list-item>
                  <text:p text:style-name="P49">Apjungti naujus sub-kelius į 4 naujus agentus</text:p>
                </text:list-item>
                <text:list-item>
                  <text:p text:style-name="P49">išfiltruoti nevalidžius agentus</text:p>
                </text:list-item>
              </text:list>
            </text:list-item>
          </text:list>
        </text:list-item>
      </text:list>
      <text:p text:style-name="P10"/>
      <text:p text:style-name="P10">Kryžminim<text:span text:style-name="T23">as, kada visi vaikai yra validūs</text:span><text:span text:style-name="T13">.:</text:span></text:p>
      <text:p text:style-name="P12">Tėvai: <text:tab/><text:span text:style-name="T14">[5, 1, 9, 6, 3] X [2, 4, 7, 0, </text:span>8<text:span text:style-name="T14">]</text:span></text:p>
      <text:p text:style-name="P19">„Tiltas“ šiuo atveju yra <text:tab/>[1, 7]</text:p>
      <text:p text:style-name="P10">Sub-keliai:</text:p>
      <text:p text:style-name="P10">[5], [9, 6, 3], [2, 4], [0, <text:span text:style-name="T23">8</text:span>]</text:p>
      <text:p text:style-name="P10">Gaunami <text:span text:style-name="T23">visi validūs </text:span>vaikai:</text:p>
      <text:p text:style-name="P10">[5, 1, 7, 0, <text:span text:style-name="T23">8</text:span>]</text:p>
      <text:p text:style-name="P10">[5, 1, 7, 4, 2]</text:p>
      <text:p text:style-name="P10">[3, 6, 9, 1, 7, 0, <text:span text:style-name="T23">8</text:span>]</text:p>
      <text:p text:style-name="P10">[3, 6, 9, 1, 7, 4, 2]</text:p>
      <text:p text:style-name="P10"/>
      <text:p text:style-name="P12">Analogiškas pavyzdys, kada ne visi vaikai yra validūs:</text:p>
      <text:p text:style-name="P12">Tėvai: <text:tab/><text:span text:style-name="T14">[5, 1, 9, 6, 3] X [</text:span>1, <text:span text:style-name="T14">2, 4, 7, 0, </text:span>8<text:span text:style-name="T14">]</text:span></text:p>
      <text:p text:style-name="P19">„Tiltas“ šiuo atveju yra <text:tab/>[1, 7]</text:p>
      <text:p text:style-name="P11">Sub-keliai:</text:p>
      <text:p text:style-name="P11">[5], [9, 6, 3], [<text:span text:style-name="T23">1, </text:span>2, 4], [0, <text:span text:style-name="T23">8</text:span>]</text:p>
      <text:p text:style-name="P11">Gaunami <text:span text:style-name="T23">nevisi validūs </text:span>vaikai:</text:p>
      <text:p text:style-name="P11">[5, 1, 7, 0, <text:span text:style-name="T23">8</text:span>] <text:span text:style-name="T23">(validus)</text:span></text:p>
      <text:p text:style-name="P11">[5, 1, 7, 4, 2, <text:span text:style-name="T23">1</text:span>] <text:span text:style-name="T23">(nevalidus, kartojasi 1)</text:span></text:p>
      <text:p text:style-name="P11">[3, 6, 9, 1, 7, 0, <text:span text:style-name="T23">8</text:span>] <text:span text:style-name="T23">(validus)</text:span></text:p>
      <text:p text:style-name="P11">[3, 6, 9, 1, 7, 4, 2, <text:span text:style-name="T23">1</text:span>] <text:span text:style-name="T23">(nevalidus, kartojasi 1)</text:span></text:p>
      <text:h text:style-name="P35" text:outline-level="2"><text:bookmark-start text:name="__RefHeading___Toc222_832589657"/>Panašumas<text:bookmark-end text:name="__RefHeading___Toc222_832589657"/></text:h>
      <text:p text:style-name="P18">Buvo panaudotas panašių agentų grupavimas į rases, norint samažinti nevalidžių kryžminimų skaičių. <text:span text:style-name="T1">Dviejų agentų </text:span><text:span text:style-name="T7">nepanašumas</text:span><text:span text:style-name="T1"> skaičiuojamas taip:</text:span></text:p>
      <text:p text:style-name="P18"><text:span text:style-name="T1"><draw:frame draw:style-name="fr1" draw:name="Object1" text:anchor-type="as-char" svg:y="-0.619cm" svg:width="1.651cm" svg:height="0.998cm" draw:z-index="0"><draw:object xlink:href="./Object 1" xlink:type="simple" xlink:show="embed" xlink:actuate="onLoad"/><draw:image xlink:href="./ObjectReplacements/Object 1" xlink:type="simple" xlink:show="embed" xlink:actuate="onLoad"/></draw:frame></text:span><text:span text:style-name="T1">kur </text:span><text:span text:style-name="T3">Total</text:span><text:span text:style-name="T4"> yra bendras viršūnių kiekis, </text:span><text:span text:style-name="T15">Inter</text:span><text:span text:style-name="T3"> </text:span><text:span text:style-name="T4">yra bendrų viršūnių kiekis.</text:span></text:p>
      <text:p text:style-name="P13"><text:span text:style-name="T24">Panašių agentų šios funkcijos įvertis yra mažesnis negu labiau skirtingų. Algoritmas turi panašumo slenkstį, kuris kintą pagal esamą rasių kiekį. T.y. norint sumažinti/</text:span><text:span text:style-name="T25">padidinti</text:span><text:span text:style-name="T24"> rasių kiekį panašumo slenkstis yra didinamas/</text:span><text:span text:style-name="T25">mažinamas.</text:span><text:span text:style-name="T24"> Tokiu būdų rasė priims daugiau agentų, kurie mažiau panašūs į tos rasės atstovą.</text:span></text:p>
      <text:h text:style-name="P29" text:outline-level="1"><text:bookmark-start text:name="__RefHeading___Toc382_522944055"/><text:span text:style-name="T1">Skruzdžių kolonij</text:span><text:span text:style-name="T17">a</text:span><text:span text:style-name="T1"> </text:span><text:span text:style-name="T16">(Ant Colony System)</text:span><text:bookmark-end text:name="__RefHeading___Toc382_522944055"/></text:h>
      <text:p text:style-name="P20">Algoritmas simuluoja skurzdžių veiklą gamtoje. Pagrindiniai bruožai:</text:p>
      <text:list xml:id="list3087756758" text:style-name="L5">
        <text:list-item>
          <text:p text:style-name="P55">Popūliariūs sprendimų komponentai yra pasirenkami dažniau <text:span text:style-name="T9">naujų sprendimų formavime</text:span>, ką nuliamia feromonai</text:p>
        </text:list-item>
        <text:list-item>
          <text:p text:style-name="P50">Lengvai paralelizuojamas</text:p>
        </text:list-item>
      </text:list>
      <text:p text:style-name="P20"/>
      <text:h text:style-name="P36" text:outline-level="2"><text:bookmark-start text:name="__RefHeading___Toc384_522944055"/>Komponentai su fer<text:span text:style-name="T18">o</text:span>monais<text:bookmark-end text:name="__RefHeading___Toc384_522944055"/></text:h>
      <text:p text:style-name="P21">Buvo galima saugoti fer<text:span text:style-name="T18">o</text:span>monų kiekį viršūnėse, tačiau, atsižvelgiant į grafo formatą, feromoniniais komponentais buvo laikomi lankai. Kadangi lankai yra asociatyvūs, tai ta pati reikšmė buvo naudojama, neatsižvelgiant į kurią pusę tuo lanku yra einama.</text:p>
      <text:p text:style-name="P21"/>
      <text:h text:style-name="P37" text:outline-level="2"><text:bookmark-start text:name="__RefHeading___Toc386_522944055"/><text:span text:style-name="T33">E</text:span>uristika <text:span text:style-name="T34">pradiniam sprendiniui</text:span><text:bookmark-end text:name="__RefHeading___Toc386_522944055"/></text:h>
      <text:p text:style-name="P22">Naudota godi euristika yra atsitiktinis lanko pasirinkimas pagal tai, kokio laipsnio yra viršūnė kito lanko pusėje. Analogiškai kaip genetiniame algortime sudarant pradinę populiaciją.</text:p>
      <text:h text:style-name="P36" text:outline-level="2"><text:bookmark-start text:name="__RefHeading___Toc388_522944055"/>Feromoninis lankų pasirinkimas<text:bookmark-end text:name="__RefHeading___Toc388_522944055"/></text:h>
      <text:p text:style-name="P21">Algoritmo visa esmė yra ilgiausių kelių sudaryme. </text:p>
      <text:p text:style-name="P14">Naudotos 2 euristikos (abit atsitiktinai):</text:p>
      <text:list xml:id="list2099018664" text:style-name="L6">
        <text:list-item>
          <text:p text:style-name="P51">Pagal lanko kito galo vršūniės laipsnį</text:p>
        </text:list-item>
        <text:list-item>
          <text:p text:style-name="P51">Pagal lanko reikšmę</text:p>
        </text:list-item>
      </text:list>
      <text:p text:style-name="P14">Algoritmas turi kažkokį (nustatomą) šansą naudoti godžią euristiką. Jeigu naudojama godi euristika, dar turi kažkokį (nustatomą) šansą pasirinkti iš tų dviejų.</text:p>
      <text:p text:style-name="P15">Lanko pasirinkimo skačiavimas:</text:p>
      <text:list xml:id="list2655777045" text:style-name="L7">
        <text:list-item>
          <text:p text:style-name="P52">Sudaromas lankų sąrašas iš esamos viršūnės, kurie dar nėra pasirinkti.</text:p>
        </text:list-item>
        <text:list-item>
          <text:p text:style-name="P52">Kiekvienas lankas gauną savo pradinį šansą iš feromonų saugyklos.</text:p>
        </text:list-item>
        <text:list-item>
          <text:p text:style-name="P52">Jeigu yra naudojama godi strategija, tas šansas yra modifikuojamas:</text:p>
          <text:list>
            <text:list-item>
              <text:p text:style-name="P52">Pagal laipsnį: pradinis šansas yra dauginama iš viršūnės laipsnio kitame lako gale</text:p>
            </text:list-item>
            <text:list-item>
              <text:p text:style-name="P52">Pagal reikšmę: pridedama lanko reikšmė prie pradinio šanso</text:p>
            </text:list-item>
          </text:list>
        </text:list-item>
      </text:list>
      <text:h text:style-name="P38" text:outline-level="2"><text:bookmark-start text:name="__RefHeading___Toc390_522944055"/>Sprendimų formavimas<text:bookmark-end text:name="__RefHeading___Toc390_522944055"/></text:h>
      <text:p text:style-name="P56">Sprendimai yra formuojami analogiškai kaip ir gentiniame algoritme. Pradedama nuo atsitiktinos viršūnės, klijuojamos viršūnės pagal tam tikrą lankų pasirinkimo strategiją (šiuo atveju - <text:span text:style-name="T30">Feromoninis lankų pasirinkimas</text:span>). Kada nebegalima klijuoti viršūnių, grįžtame į pradinę ir analogiškai klijuojame į sprendimo kitą galą, kol nebegalime. </text:p>
      <text:h text:style-name="P28" text:outline-level="1"><text:bookmark-start text:name="__RefHeading___Toc468_3856941312"/>Kaiminystės pagrindo paieška<text:bookmark-end text:name="__RefHeading___Toc468_3856941312"/></text:h>
      <text:p text:style-name="P53">Dažnai euristiniuose algoritmuose randamas mechanizmas, kuris paieškos erdvėje leidžia įgyvendinti mažą „žingsnį“ (pokytį). Ilgiausio kelio paeiškoje šis žingsnis buvo įgyvendintas sukuriant panašių sprendimų aibę darant vieną iš trijų pokyčių:</text:p>
      <text:list xml:id="list618888800" text:style-name="L8">
        <text:list-item>
          <text:p text:style-name="P54">Viršūnių sukeitimas<text:tab/><text:tab/><text:span text:style-name="T31">O(N</text:span><text:span text:style-name="T35">2</text:span><text:span text:style-name="T31">)</text:span></text:p>
        </text:list-item>
        <text:list-item>
          <text:p text:style-name="P54">Viršūnės įterpimas<text:tab/><text:tab/><text:span text:style-name="T31">O(N)</text:span></text:p>
        </text:list-item>
        <text:list-item>
          <text:p text:style-name="P54">Viršūnės panaikinimas<text:tab/><text:span text:style-name="T31">O(N)</text:span></text:p>
        </text:list-item>
      </text:list>
      <text:p text:style-name="P65"><text:span text:style-name="T5">Naudojant pradinį kelią yra sukuriama jam panašių kelių aibė. Dauguma tokių kelių nėra validūs, todėl jie yra atfiltruojami. Kartu su nauju keliu yra išsaugojamas veiksmas, kuris buvo atliktas šiam keliui gauti. </text:span><text:span text:style-name="T6">Taip pat verta paminėti, kad sugeneravus naują kelią, verta bandyti ji pailginti. </text:span></text:p>
      <text:p text:style-name="P65"><text:span text:style-name="T6"/></text:p>
      <text:p text:style-name="P62"><text:span text:style-name="T4">Ilgiausio kelio paiškos metu vyrauja 2 dominuojantys parametrai:</text:span></text:p>
      <text:list xml:id="list2127151967" text:style-name="L11">
        <text:list-item>
          <text:p text:style-name="P63"><text:span text:style-name="T4">Viršūnės laipsnis</text:span></text:p>
        </text:list-item>
        <text:list-item>
          <text:p text:style-name="P63"><text:span text:style-name="T4">Lanko vertė</text:span></text:p>
        </text:list-item>
      </text:list>
      <text:p text:style-name="P62"><text:span text:style-name="T4">Todėl prasminga į juos abu atsižvelgiti formuojant sprendimus. Eiristikos metu kelias yra parinktas formuojant kelią nuo atsitiktinos viršūnes į abi puses. Lanko pasirinkimas yra pagal didždiausią išeinančios viršūnės laipsnį arba pagal lanko reikšmę (50% pasirinkti vieną iš </text:span><text:span text:style-name="T20">euristik</text:span><text:span text:style-name="T4">ų lanko pasirinkimo metu). Ši euristika yra naudojama simuliuoto atkaitinimo ir tabu paieškos pradinio kelio ir naujų kelių papildymo metu.</text:span></text:p>
      <text:h text:style-name="P25" text:outline-level="1"><text:bookmark-start text:name="__RefHeading___Toc470_3856941312"/>Simuliuotas atkaitinimas <text:span text:style-name="T37">(</text:span><text:span text:style-name="T19">Simulated annealing)</text:span><text:bookmark-end text:name="__RefHeading___Toc470_3856941312"/></text:h>
      <text:p text:style-name="P57">Algorimtas imituoja atkaitinimo procesą šaltkalvystėje. Proceso metu pokyčiai yra labiau galimi nei pabaigoje. Viso proceso metu kinta temperatūra, kuri nustato ar naujas (galimai prastesnis) sprendimas bus pasirinktas.</text:p>
      <text:p text:style-name="P58">Algoritmas pradeda nuo godžia euristika parinkto kelio. </text:p>
      <text:p text:style-name="P58">Temperatūra prasideda nuo 1 ir geometriškai mažėja (konkrečiai po 5%<text:span text:style-name="T13">). </text:span><text:span text:style-name="T1">Tarp temperatūros sumažėjimų yra daromos 50 iteracijų. Šis iteracijų kiekis priklauso nuo temperatūros. T.y. jeigu temperatūra 0.5, bus atlikta 25 iteracijos. Taip pat vyrauja stagnacijos rodiklis, kuris nutraukia algoritmą jeigu nebuvo ratstas geresnis sprendimas per 50 temperatūros pokyčių.</text:span></text:p>
      <text:p text:style-name="P58"><text:span text:style-name="T1">Naujas kelias priskiriamas taip:</text:span></text:p>
      <text:list xml:id="list3717385269" text:style-name="L10">
        <text:list-item>
          <text:p text:style-name="P59"><text:span text:style-name="T10">Sugeneruojama kelių kaiminystė</text:span></text:p>
        </text:list-item>
        <text:list-item>
          <text:p text:style-name="P60"><text:span text:style-name="T1">Kiekvienas kelias turi pasirinkimo šansą tiesiogiai priklausanti nuo jo ilgio (vertės)</text:span></text:p>
        </text:list-item>
        <text:list-item>
          <text:p text:style-name="P60"><text:span text:style-name="T1">Pasirenkamas kelias naujas kelias P</text:span></text:p>
        </text:list-item>
        <text:list-item>
          <text:p text:style-name="P60"><text:span text:style-name="T1">Išsaugojamas, jeigu tai ilgiausias iki šiol matytas kelias</text:span></text:p>
        </text:list-item>
        <text:list-item>
          <text:p text:style-name="P60"><text:span text:style-name="T1">Jeigu P yra ilgesnis negu esamas, jis yra priskiriamas, priešingu atveju:</text:span></text:p>
          <text:list>
            <text:list-item>
              <text:p text:style-name="P60"><text:span text:style-name="T1">P yra priskiriamas su šansu </text:span><text:span text:style-name="T3">e</text:span><text:span text:style-name="T36">(delta / temp)</text:span><text:span text:style-name="T1">, kur delta yra P ir esamo kelio ilgio</text:span><text:span text:style-name="T13"> </text:span><text:span text:style-name="T1">skirtumas, temp yra dabartinė temperatūra.</text:span></text:p>
            </text:list-item>
          </text:list>
        </text:list-item>
      </text:list>
      <text:p text:style-name="P61"><text:span text:style-name="T1"/></text:p>
      <text:p text:style-name="P61"><text:span text:style-name="T1"/></text:p>
      <text:h text:style-name="P26" text:outline-level="1"><text:bookmark-start text:name="__RefHeading___Toc472_3856941312"/>Tabu paie<text:span text:style-name="T1">ška </text:span><text:span text:style-name="T13">(Tabu search)</text:span><text:bookmark-end text:name="__RefHeading___Toc472_3856941312"/></text:h>
      <text:p text:style-name="P61">Algoritmas naudoja atminties mechanizma, kad <text:span text:style-name="T38">negrįžtu į</text:span> buvusi<text:span text:style-name="T38">as</text:span> <text:span text:style-name="T13">(tabu)</text:span> stadij<text:span text:style-name="T38">as</text:span>.</text:p>
      <text:p text:style-name="P64">Algortimas, kaip ir simuliuotas atkaitinimas, pradeda nuo godžia euristika parinkto kelio, kuri jau buvo aprašyta. <text:span text:style-name="T1">Kiekvienos iteracijos metu yra sugeneruojama nauja kelių aibė. </text:span><text:span text:style-name="T11">Po kiekvienos iteracijos yra mažinamas kiekvieno buvusio ėjimo/sprendimo dažnumas po 5%. Kelio pasirinkimo tikimyvė tiesiogiai priklauso nuo jo ilgio ir atvirkščiai priklauso nuo jo ėjimo/sprendimo dažnumo. Jeigu jo ėjimo/sprendimo dažnumas neviršija 1, jis yra priskiriamas esmam keliui ir jo dažnumas padidinamas vienetu.</text:span></text:p>
      <text:h text:style-name="P39" text:outline-level="2"><text:bookmark-start text:name="__RefHeading___Toc474_3856941312"/>Pagal žingsnį<text:bookmark-end text:name="__RefHeading___Toc474_3856941312"/></text:h>
      <text:p text:style-name="P62">Šiame tabu paieškos variante yra išsaugojamas žingsnis, kurio pokyčio dėka buvo gautas naujas kelias. <text:span text:style-name="T39">Žingsnis turi 3 parametrus (tipas, a, b). tipas – vienas iš trijų galimų žingsnio variantų, a ir b yra viršūnių ID kurios dalyvauja tame žingsnyje. Jeigu žingsnis yra įterpimas arba panaikinimas, b viršūnė paliekama tuščia (</text:span><text:span text:style-name="T32">null</text:span><text:span text:style-name="T26">)</text:span><text:span text:style-name="T39">.</text:span></text:p>
      <text:h text:style-name="P40" text:outline-level="2"><text:bookmark-start text:name="__RefHeading___Toc476_3856941312"/>Pagal sprendimą<text:bookmark-end text:name="__RefHeading___Toc476_3856941312"/></text:h>
      <text:p text:style-name="P66">Analogiškai, yra naudojamas sprendimas, vietoje žingsnių. Sprendimas yra višūnių sąrašas. Nors ir apvertus sąrašą butų gaunamas toks pats kelias, kadangi tukių atjevų yra labai nedaug, į juos nėra atsižvelgiama.</text:p>
      <text:p text:style-name="P70"/>
      <text:p text:style-name="P70"/>
      <text:h text:style-name="P30" text:outline-level="1">Rezultatai, i<text:span text:style-name="T1">švados</text:span></text:h>
      <text:p text:style-name="P67">Gerauojamuose grafuose buvo pritaikyti visi 4 aprašyti algoritmai. Geriausiai pasirodė skurzdžių kolonijos sistema (ACS). Algoritmai, kurie taiko lokalius pokyčius kaiminystės ribose yra neefektyvūs šiam uždaviniui (simuliuotas atkaitinimas ir tabu paieška). Lokalaus pokytis apriboja paieškos aibę. Tam ištaisyti galima būtų padidinti pokyčio gylį, bet tas reikalauja eksponentiškai daugiau resursų. <text:s/>Taip pat yra masiškai generuojami nevalidūs keliai, kas yra tresursų švaistymas. Tokie algoritmai geriau veiktų tankiuose grafuose, kadangi ten rečiau būdų generuojami nevalidūs sprendimai.</text:p>
      <text:p text:style-name="P67">Visi rezultatai yra pateikiami .ods skačiuoklės faile.</text:p>
      <text:p text:style-name="P67">Visas programos kodas yra pasiekiamas <text:a xlink:type="simple" xlink:href="https://github.com/laim0nas100/LongestPath" text:style-name="Internet_20_link" text:visited-style-name="Visited_20_Internet_20_Link">https://github.com/laim0nas100/LongestPath</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aragraph" style:family="paragraph" style:parent-style-name="Standard">
      <style:paragraph-properties fo:margin-left="0cm" fo:margin-right="0cm" fo:text-indent="1.499cm" style:auto-text-indent="false"/>
      <style:text-properties fo:language="lt" fo:country="LT" officeooo:rsid="000baeaf"/>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09:33:58.120000000</meta:creation-date>
    <dc:date>2018-12-07T12:30:58.934000000</dc:date>
    <meta:editing-duration>PT1H56M41S</meta:editing-duration>
    <meta:editing-cycles>21</meta:editing-cycles>
    <meta:generator>LibreOffice/6.0.5.2$Windows_X86_64 LibreOffice_project/54c8cbb85f300ac59db32fe8a675ff7683cd5a16</meta:generator>
    <meta:document-statistic meta:table-count="0" meta:image-count="0" meta:object-count="1" meta:page-count="8" meta:paragraph-count="141" meta:word-count="1481" meta:character-count="10241" meta:non-whitespace-character-count="8949"/>
  </office:meta>
</office:document-meta>
</file>

<file path=Object 1/content.xml><?xml version="1.0" encoding="utf-8"?>
<math xmlns="http://www.w3.org/1998/Math/MathML" display="block">
  <semantics>
    <mfrac>
      <mi mathvariant="italic">Total</mi>
      <mrow>
        <mi mathvariant="italic">Inter</mi>
        <mo stretchy="false">+</mo>
        <mn>1</mn>
      </mrow>
    </mfrac>
    <annotation encoding="StarMath 5.0">{Total} over {Inter + 1}</annotation>
  </semantics>
</math>
</file>